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2c12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a3c9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fabf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7d9c1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8ca4c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fe663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3fabf1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text-properties officeooo:rsid="0dde9a1c" officeooo:paragraph-rsid="0dde9a1c"/>
    </style:style>
    <style:style style:name="P39" style:family="paragraph" style:parent-style-name="Standard">
      <style:text-properties officeooo:rsid="0dde9a1c" officeooo:paragraph-rsid="0f28fb61"/>
    </style:style>
    <style:style style:name="P40" style:family="paragraph" style:parent-style-name="Standard">
      <style:text-properties officeooo:rsid="0dde9a1c" officeooo:paragraph-rsid="0ddfbc49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2" style:family="paragraph" style:parent-style-name="Footnote">
      <style:text-properties officeooo:rsid="043ccc66" officeooo:paragraph-rsid="0dca2508"/>
    </style:style>
    <style:style style:name="P43" style:family="paragraph" style:parent-style-name="Footnote">
      <style:text-properties officeooo:rsid="043ccc66" officeooo:paragraph-rsid="0e5afad8"/>
    </style:style>
    <style:style style:name="P44" style:family="paragraph" style:parent-style-name="Standard">
      <style:paragraph-properties fo:text-align="center" style:justify-single-word="false"/>
      <style:text-properties officeooo:paragraph-rsid="0cc50ec9"/>
    </style:style>
    <style:style style:name="P45" style:family="paragraph" style:parent-style-name="Standard">
      <style:paragraph-properties fo:text-align="center" style:justify-single-word="false"/>
      <style:text-properties officeooo:paragraph-rsid="0f5f1cf7"/>
    </style:style>
    <style:style style:name="P46" style:family="paragraph" style:parent-style-name="Standard">
      <style:paragraph-properties fo:text-align="center" style:justify-single-word="false"/>
      <style:text-properties officeooo:paragraph-rsid="0eb4913f"/>
    </style:style>
    <style:style style:name="P47" style:family="paragraph" style:parent-style-name="Standard">
      <style:paragraph-properties fo:text-align="center" style:justify-single-word="false"/>
      <style:text-properties officeooo:paragraph-rsid="0daef67d"/>
    </style:style>
    <style:style style:name="P48" style:family="paragraph" style:parent-style-name="Standard">
      <style:paragraph-properties fo:text-align="center" style:justify-single-word="false"/>
      <style:text-properties officeooo:paragraph-rsid="0db0d4d1"/>
    </style:style>
    <style:style style:name="P49" style:family="paragraph" style:parent-style-name="Standard">
      <style:paragraph-properties fo:text-align="center" style:justify-single-word="false"/>
      <style:text-properties officeooo:paragraph-rsid="0cc5fe5b"/>
    </style:style>
    <style:style style:name="P50" style:family="paragraph" style:parent-style-name="Standard">
      <style:paragraph-properties fo:text-align="center" style:justify-single-word="false"/>
      <style:text-properties officeooo:paragraph-rsid="0d1ec96e"/>
    </style:style>
    <style:style style:name="P51" style:family="paragraph" style:parent-style-name="Standard">
      <style:paragraph-properties fo:text-align="center" style:justify-single-word="false"/>
      <style:text-properties officeooo:paragraph-rsid="0d804757"/>
    </style:style>
    <style:style style:name="P52" style:family="paragraph" style:parent-style-name="Standard">
      <style:paragraph-properties fo:text-align="center" style:justify-single-word="false"/>
      <style:text-properties officeooo:paragraph-rsid="0dce9327"/>
    </style:style>
    <style:style style:name="P53" style:family="paragraph" style:parent-style-name="Standard">
      <style:paragraph-properties fo:text-align="center" style:justify-single-word="false"/>
      <style:text-properties officeooo:paragraph-rsid="10209d1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6" style:family="paragraph" style:parent-style-name="Footnote">
      <style:text-properties officeooo:paragraph-rsid="0fa0a8ea"/>
    </style:style>
    <style:style style:name="P57" style:family="paragraph" style:parent-style-name="Footnote">
      <style:text-properties officeooo:paragraph-rsid="1017aee8"/>
    </style:style>
    <style:style style:name="P58" style:family="paragraph" style:parent-style-name="Standard">
      <style:text-properties officeooo:paragraph-rsid="102506d2"/>
    </style:style>
    <style:style style:name="P59" style:family="paragraph" style:parent-style-name="Standard">
      <style:text-properties officeooo:paragraph-rsid="1025e89a"/>
    </style:style>
    <style:style style:name="P60" style:family="paragraph" style:parent-style-name="Footnote">
      <style:text-properties officeooo:paragraph-rsid="100fd683"/>
    </style:style>
    <style:style style:name="P61" style:family="paragraph" style:parent-style-name="Standard">
      <style:text-properties officeooo:paragraph-rsid="10296633"/>
    </style:style>
    <style:style style:name="P62" style:family="paragraph" style:parent-style-name="Standard">
      <style:text-properties officeooo:paragraph-rsid="103fe663"/>
    </style:style>
    <style:style style:name="P63" style:family="paragraph" style:parent-style-name="Footnote">
      <style:text-properties officeooo:paragraph-rsid="0fddbd8c"/>
    </style:style>
    <style:style style:name="P64" style:family="paragraph" style:parent-style-name="Standard">
      <style:text-properties officeooo:paragraph-rsid="1042c12e"/>
    </style:style>
    <style:style style:name="P65" style:family="paragraph" style:parent-style-name="Standard">
      <style:text-properties officeooo:paragraph-rsid="1044a3c9"/>
    </style:style>
    <style:style style:name="P6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e28e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0" style:family="paragraph" style:parent-style-name="Standard" style:list-style-name="L1">
      <style:paragraph-properties fo:break-before="page"/>
      <style:text-properties officeooo:paragraph-rsid="0b0ddd8e"/>
    </style:style>
    <style:style style:name="P7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7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7" style:family="text">
      <style:text-properties style:font-name="Liberation Sans" fo:font-size="12pt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style:text-underline-style="none" officeooo:rsid="00bddfbe" style:font-size-asian="12pt" style:font-size-complex="12pt"/>
    </style:style>
    <style:style style:name="T9" style:family="text">
      <style:text-properties style:font-name="Liberation Sans" fo:font-size="10pt" officeooo:rsid="04473353" style:font-size-asian="10pt" style:font-size-complex="10pt"/>
    </style:style>
    <style:style style:name="T10" style:family="text">
      <style:text-properties style:font-name="Ubuntu1" fo:font-size="11pt" style:font-size-asian="11pt" style:font-size-complex="11pt"/>
    </style:style>
    <style:style style:name="T11" style:family="text">
      <style:text-properties style:font-name="Ubuntu1" fo:font-size="10pt" officeooo:rsid="04473353" style:font-size-asian="10pt" style:font-size-complex="10pt"/>
    </style:style>
    <style:style style:name="T12" style:family="text">
      <style:text-properties fo:language="nl" fo:country="NL" style:language-asian="nl" style:country-asian="NL"/>
    </style:style>
    <style:style style:name="T13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5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47f0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5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9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9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8" style:family="text">
      <style:text-properties fo:color="#000000" loext:opacity="100%" style:font-name="Liberation Sans" fo:font-size="12pt" style:font-size-asian="12pt" style:font-size-complex="12pt"/>
    </style:style>
    <style:style style:name="T12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3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3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3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3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3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3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38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39" style:family="text">
      <style:text-properties style:text-line-through-style="none" style:text-line-through-type="none" style:font-name="Liberation Sans" fo:font-size="12pt" style:text-underline-style="none" fo:font-weight="normal" officeooo:rsid="105811c9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40" style:family="text">
      <style:text-properties style:text-line-through-style="none" style:text-line-through-type="none" style:font-name="Liberation Sans" fo:font-size="12pt" style:text-underline-style="none" fo:font-weight="normal" officeooo:rsid="0d13f73f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41" style:family="text">
      <style:text-properties style:text-line-through-style="none" style:text-line-through-type="none" style:font-name="Liberation Sans" fo:font-size="12pt" style:text-underline-style="none" fo:font-weight="normal" officeooo:rsid="1047f0fb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4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officeooo:rsid="1044a3c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style:text-underline-style="none" fo:font-weight="normal" officeooo:rsid="104b2b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104b2b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79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0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81" style:family="text">
      <style:text-properties officeooo:rsid="04473353"/>
    </style:style>
    <style:style style:name="T18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officeooo:rsid="0aace3cd"/>
    </style:style>
    <style:style style:name="T1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0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officeooo:rsid="0f95a7a0"/>
    </style:style>
    <style:style style:name="T214" style:family="text">
      <style:text-properties officeooo:rsid="0f8f58bd"/>
    </style:style>
    <style:style style:name="T215" style:family="text">
      <style:text-properties style:text-underline-style="none"/>
    </style:style>
    <style:style style:name="T216" style:family="text">
      <style:text-properties style:text-underline-style="none" officeooo:rsid="0fe30796"/>
    </style:style>
    <style:style style:name="T217" style:family="text">
      <style:text-properties style:text-underline-style="none" officeooo:rsid="103d773d"/>
    </style:style>
    <style:style style:name="T218" style:family="text">
      <style:text-properties style:text-underline-style="none" officeooo:rsid="0f0ca65a" style:font-style-asian="italic" style:font-size-complex="12pt" style:font-style-complex="italic"/>
    </style:style>
    <style:style style:name="T219" style:family="text">
      <style:text-properties style:text-underline-style="none" officeooo:rsid="104b2bb6"/>
    </style:style>
    <style:style style:name="T220" style:family="text">
      <style:text-properties officeooo:rsid="104b2bb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8"><text:span text:style-name="Strong_20_Emphasis"><text:span text:style-name="T100">C</text:span></text:span><text:span text:style-name="Strong_20_Emphasis"><text:span text:style-name="T99">hecklist voor </text:span></text:span><text:span text:style-name="Strong_20_Emphasis"><text:span text:style-name="T101">de installatie</text:span></text:span><text:span text:style-name="Strong_20_Emphasis"><text:span text:style-name="T99"> van </text:span></text:span><text:span text:style-name="Strong_20_Emphasis"><text:span text:style-name="T99"><text:user-field-get text:name="Distro">Ubuntu</text:user-field-get></text:span></text:span><text:span text:style-name="Strong_20_Emphasis"><text:span text:style-name="T99"><text:s/></text:span></text:span><text:span text:style-name="Strong_20_Emphasis"><text:span text:style-name="T105"><text:user-field-get text:name="Version">24.04 LTS</text:user-field-get></text:span></text:span><text:span text:style-name="Strong_20_Emphasis"><text:span text:style-name="T103"><text:note text:id="ftn1" text:note-class="footnote"><text:note-citation>1</text:note-citation><text:note-body><text:p text:style-name="P57"><text:span text:style-name="T192">D</text:span><text:span text:style-name="T185">eze </text:span><text:span text:style-name="Strong_20_Emphasis"><text:span text:style-name="T196"><text:user-field-get text:name="Distro">Ubuntu</text:user-field-get></text:span></text:span><text:span text:style-name="T187"><text:s/></text:span><text:span text:style-name="T197"><text:user-field-get text:name="Version">24.04 LTS</text:user-field-get></text:span><text:span text:style-name="T197"><text:s/>Server</text:span><text:span text:style-name="T185"> (codenaam </text:span><text:span text:style-name="T193">noble</text:span><text:span text:style-name="T185">) van april</text:span><text:span text:style-name="T188"> </text:span><text:span text:style-name="Strong_20_Emphasis"><text:span text:style-name="T198"><text:user-field-get text:name="Releaseyear">2024</text:user-field-get></text:span></text:span><text:span text:style-name="T189"><text:s/></text:span><text:span text:style-name="T192">is een zogenaamde </text:span><text:span text:style-name="T185">LTS-</text:span><text:span text:style-name="T192">versie</text:span><text:span text:style-name="T185"> </text:span><text:span text:style-name="T192">(</text:span><text:span text:style-name="T185">staat voor Long-Term Support, </text:span><text:span text:style-name="T186">langetermijnondersteuning</text:span><text:span text:style-name="T192">)</text:span><text:span text:style-name="T186"> </text:span><text:span text:style-name="T194">en</text:span><text:span text:style-name="T189"> </text:span><text:span text:style-name="T185">wordt gedurende 5 jaar ondersteund tot april 202</text:span><text:span text:style-name="T193">9</text:span><text:span text:style-name="T185">, en met een </text:span><text:span text:style-name="T190">gratis persoonlijk </text:span><text:span text:style-name="T185">Ubuntu </text:span><text:span text:style-name="T191">P</text:span><text:span text:style-name="T185">ro-abonnement gedurende 1</text:span><text:span text:style-name="T195">0</text:span><text:span text:style-name="T185"> jaar tot april 203</text:span><text:span text:style-name="T193">4</text:span><text:span text:style-name="T185">.</text:span></text:p></text:note-body></text:note></text:span></text:span><text:span text:style-name="Strong_20_Emphasis"><text:span text:style-name="T104"><text:s/></text:span></text:span><text:span text:style-name="Strong_20_Emphasis"><text:span text:style-name="T106">Server</text:span></text:span><text:span text:style-name="Strong_20_Emphasis"><text:span text:style-name="T102">.</text:span></text:span></text:p>
      <text:p text:style-name="P9"/>
      <text:p text:style-name="P73"/>
      <text:p text:style-name="P66">Vul het tekstvak achter &lt;...&gt; in</text:p>
      <text:p text:style-name="P2"><text:span text:style-name="Definition"><text:span text:style-name="T13">&lt;GEBRUIKER&gt;</text:span></text:span><text:span text:style-name="T166"><text:tab/><text:tab/></text:span><text:span text:style-name="T178"> <text:tab/><text:tab/></text:span><text:span text:style-name="T167"><draw:control text:anchor-type="as-char" svg:y="-0.4cm" draw:z-index="10" draw:name="Gebruiker 1" draw:style-name="gr2" draw:text-style-name="P77" svg:width="6.002cm" svg:height="0.5cm" draw:control="control9"><svg:title>Gebruiker</svg:title><svg:desc>Volledige naam, bijv. Jan Stek</svg:desc></draw:control></text:span><text:span text:style-name="T167"><text:tab/></text:span><text:span text:style-name="T168">b</text:span><text:span text:style-name="T206">ijv.</text:span><text:span text:style-name="T169"> </text:span><text:span text:style-name="T170">J</text:span><text:span text:style-name="T176">a</text:span><text:span text:style-name="T170">n </text:span><text:span text:style-name="T176">Jansen</text:span></text:p>
      <text:p text:style-name="P64"><text:span text:style-name="Definition"><text:span text:style-name="T13">&lt;</text:span></text:span><text:span text:style-name="Definition"><text:span text:style-name="T174">g</text:span></text:span><text:span text:style-name="Definition"><text:span text:style-name="T215">ebruikersnaam&gt;<text:tab/></text:span></text:span><text:span text:style-name="T173"><draw:control text:anchor-type="as-char" svg:y="-0.4cm" draw:z-index="11" draw:name="Gberuikersnaam 2" draw:style-name="gr2" draw:text-style-name="P77" svg:width="6.002cm" svg:height="0.5cm" draw:control="control10"><svg:title>Gebruikersnaam</svg:title><svg:desc>Korte naam, bijv. jan</svg:desc></draw:control></text:span><text:span text:style-name="T173"><text:tab/></text:span><text:span text:style-name="T175">b</text:span><text:span text:style-name="T209">ijv.</text:span><text:span text:style-name="T4"> </text:span><text:span text:style-name="T125">j</text:span><text:span text:style-name="T126">a</text:span><text:span text:style-name="T125">n</text:span></text:p>
      <text:p text:style-name="P2"><text:span text:style-name="Definition"><text:span text:style-name="T13">&lt;</text:span></text:span><text:span text:style-name="Definition"><text:span text:style-name="T216">comput</text:span></text:span><text:span text:style-name="Definition"><text:span text:style-name="T217">ernaam&gt;</text:span></text:span><text:span text:style-name="T177"><text:tab/><text:tab/></text:span><text:span text:style-name="T215"><draw:control text:anchor-type="as-char" svg:y="-0.4cm" draw:z-index="12" draw:name="Computernaam 1" draw:style-name="gr2" draw:text-style-name="P77" svg:width="6.002cm" svg:height="0.5cm" draw:control="control11"><svg:title>Computernaam</svg:title><svg:desc>Unieke naam van de computer</svg:desc></draw:control></text:span><text:span text:style-name="T215"><text:tab/></text:span><text:span text:style-name="T219">b</text:span><text:span text:style-name="T208">ijv.</text:span><text:span text:style-name="T159"> </text:span><text:span text:style-name="T160">sv</text:span><text:span text:style-name="T161">02</text:span></text:p>
      <text:p text:style-name="P3"><text:span text:style-name="Definition"><text:span text:style-name="T13">&lt;</text:span></text:span><text:span text:style-name="Definition"><text:span text:style-name="T157">GEBRUIKER&gt;<text:tab/></text:span></text:span><text:span text:style-name="T162"><text:tab/></text:span><text:span text:style-name="T178"> <text:tab/><text:tab/></text:span><text:span text:style-name="T167"><draw:control text:anchor-type="as-char" svg:y="-0.4cm" draw:z-index="13" draw:name="Gebruiker 2" draw:style-name="gr2" draw:text-style-name="P77" svg:width="6.002cm" svg:height="0.5cm" draw:control="control12"><svg:title>Gebruiker</svg:title><svg:desc>Volledige naam, bijv. Jan Stek</svg:desc></draw:control></text:span><text:span text:style-name="T167"><text:tab/></text:span><text:span text:style-name="T168">e</text:span><text:span text:style-name="T207">vt.</text:span><text:span text:style-name="T171"> 2</text:span><text:span text:style-name="T180">e</text:span><text:span text:style-name="T172"> gebruiker</text:span></text:p>
      <text:p text:style-name="P65"><text:span text:style-name="Definition"><text:span text:style-name="T13">&lt;</text:span></text:span><text:span text:style-name="Definition"><text:span text:style-name="T157">GEBRUIKERSN</text:span></text:span><text:span text:style-name="Definition"><text:span text:style-name="T158">aa</text:span></text:span><text:span text:style-name="Definition"><text:span text:style-name="T157">M&gt;<text:tab/></text:span></text:span><text:span text:style-name="T173"><draw:control text:anchor-type="as-char" svg:y="-0.4cm" draw:z-index="14" draw:name="Gberuikersnaam 1" draw:style-name="gr2" draw:text-style-name="P77" svg:width="6.002cm" svg:height="0.5cm" draw:control="control13"><svg:title>Gebruikersnaam</svg:title><svg:desc>Korte naam, bijv. jan</svg:desc></draw:control></text:span><text:span text:style-name="T173"><text:tab/></text:span><text:span text:style-name="T175">e</text:span><text:span text:style-name="T210">vt.</text:span><text:span text:style-name="T163"> 2</text:span><text:span text:style-name="T179">e</text:span><text:span text:style-name="T163"> </text:span><text:span text:style-name="T164">gebr</text:span><text:span text:style-name="T165">uiker</text:span></text:p>
      <text:p text:style-name="P67"><text:span text:style-name="T220">v</text:span>ervang &lt;...&gt; in deze checklist door de waarde in het tekstvak.</text:p>
      <text:p text:style-name="P31"/>
      <text:p text:style-name="P31"/>
      <text:p text:style-name="P1"><text:span text:style-name="T120">Nog niet op Linux?</text:span><text:span text:style-name="T114"><text:tab/></text:span><text:span text:style-name="T117">G</text:span><text:span text:style-name="T115">ebruik </text:span><text:span text:style-name="Strong_20_Emphasis"><text:span text:style-name="T123">Checklist </text:span></text:span><text:span text:style-name="Strong_20_Emphasis"><text:span text:style-name="T124">overzetten</text:span></text:span><text:span text:style-name="T115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16"> onder </text:span><text:span text:style-name="T121">Linux</text:span><text:span text:style-name="T112">.</text:span></text:p>
      <text:p text:style-name="P1"><text:span text:style-name="T118">Nieuwe installatie?</text:span><text:span text:style-name="T112"><text:tab/></text:span><text:span text:style-name="T117">B</text:span><text:span text:style-name="T112">egin bij hoofdstuk </text:span><text:span text:style-name="T118"><text:bookmark-ref text:reference-format="page" text:ref-name="__RefNumPara__4009_1271708128">2</text:bookmark-ref></text:span><text:span text:style-name="T112"><text:s text:c="2"/></text:span><text:span text:style-name="T119"><text:bookmark-ref text:reference-format="text" text:ref-name="__RefNumPara__4009_1271708128">Installatie uitvoeren</text:bookmark-ref></text:span><text:span text:style-name="T113">.</text:span></text:p>
      <text:p text:style-name="P18"/>
      <text:p text:style-name="P18"/>
      <text:list text:style-name="L1">
        <text:list-item>
          <text:p text:style-name="P71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><text:span text:style-name="Strong_20_Emphasis"><text:span text:style-name="T37"><draw:control text:anchor-type="as-char" draw:z-index="5" draw:name="Vorm3_0" draw:style-name="gr1" draw:text-style-name="P7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37"><draw:control text:anchor-type="as-char" draw:z-index="8" draw:name="Vorm3_ 2" draw:style-name="gr1" draw:text-style-name="P7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7"><text:span text:style-name="Strong_20_Emphasis"><text:span text:style-name="T22">Aanmelden als </text:span></text:span><text:span text:style-name="Definition"><text:span text:style-name="T14">&lt;GEBRUIKER&gt;</text:span></text:span><text:span text:style-name="Definition"><text:span text:style-name="T5"><text:note text:id="ftn2" text:note-class="footnote"><text:note-citation>2</text:note-citation><text:note-body><text:p text:style-name="P42"><text:span text:style-name="User_20_Entry"><text:span text:style-name="T59">E</text:span></text:span><text:span text:style-name="User_20_Entry"><text:span text:style-name="T75">v</text:span></text:span><text:span text:style-name="User_20_Entry"><text:span text:style-name="T76">en</text:span></text:span><text:span text:style-name="User_20_Entry"><text:span text:style-name="T78">t</text:span></text:span><text:span text:style-name="User_20_Entry"><text:span text:style-name="T79">uele </text:span></text:span><text:span text:style-name="User_20_Entry"><text:span text:style-name="T80">extra </text:span></text:span><text:span text:style-name="Definition"><text:span text:style-name="T211">gebruiker</text:span></text:span><text:span text:style-name="User_20_Entry"><text:span text:style-name="T70">s</text:span></text:span><text:span text:style-name="User_20_Entry"><text:span text:style-name="T80"> aanmelden </text:span></text:span><text:span text:style-name="User_20_Entry"><text:span text:style-name="T81">en dezelfde stappen uitvoeren</text:span></text:span><text:span text:style-name="User_20_Entry"><text:span text:style-name="T77">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53"><text:span text:style-name="Strong_20_Emphasis"><text:span text:style-name="T57"><draw:control text:anchor-type="as-char" draw:z-index="15" draw:name="Vorm 3" draw:style-name="gr1" draw:text-style-name="P76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7"><text:span text:style-name="Strong_20_Emphasis"><text:span text:style-name="T24"/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58">Typ: </text:span></text:span><text:span text:style-name="User_20_Entry"><text:span text:style-name="T91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4" office:value-type="string">
            <text:p text:style-name="P38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5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53"><text:span text:style-name="Strong_20_Emphasis"><text:span text:style-name="T57"><draw:control text:anchor-type="as-char" draw:z-index="16" draw:name="Vorm 4" draw:style-name="gr1" draw:text-style-name="P7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57"><draw:control text:anchor-type="as-char" draw:z-index="17" draw:name="Vorm 5" draw:style-name="gr1" draw:text-style-name="P76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58"><text:span text:style-name="Strong_20_Emphasis"><text:span text:style-name="T58">Typ: </text:span></text:span><text:span text:style-name="Strong_20_Emphasis"><text:span text:style-name="T9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24"/></text:span></text:p>
          </table:table-cell>
          <table:table-cell table:style-name="_31_._5f_Installatie_5f_voorbereiden.D7" office:value-type="string">
            <text:p text:style-name="P59"><text:span text:style-name="Strong_20_Emphasis"><text:span text:style-name="T27">Kie</text:span></text:span><text:span text:style-name="Strong_20_Emphasis"><text:span text:style-name="T32">s</text:span></text:span><text:span text:style-name="Strong_20_Emphasis"><text:span text:style-name="T27"> </text:span></text:span><text:span text:style-name="Strong_20_Emphasis"><text:span text:style-name="T48">1</text:span></text:span><text:span text:style-name="Strong_20_Emphasis"><text:span text:style-name="T43"> Installatie voorbereiden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8" office:value-type="string">
            <text:p text:style-name="P39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70"><text:bookmark-start text:name="__RefNumPara__4009_1271708128"/><text:span text:style-name="Strong_20_Emphasis"><text:span text:style-name="T12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><text:span text:style-name="Strong_20_Emphasis"><text:span text:style-name="T38"><draw:control text:anchor-type="as-char" draw:z-index="2" draw:name="Vorm9" draw:style-name="gr1" draw:text-style-name="P7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1"><text:span text:style-name="T128">Start de computer op vanaf</text:span><text:span text:style-name="T128"><text:note text:id="ftn3" text:note-class="footnote"><text:note-citation>1</text:note-citation><text:note-body><text:p text:style-name="P63"><text:span text:style-name="T85">B</text:span><text:span text:style-name="T86">ootmenu/</text:span><text:span text:style-name="T85">S</text:span><text:span text:style-name="T86">etup</text:span><text:span text:style-name="T84"> via </text:span><text:span text:style-name="T82">é</text:span><text:span text:style-name="T83">é</text:span><text:span text:style-name="T85">n van de </text:span><text:span text:style-name="Definition"><text:span text:style-name="T87">Veelgebruikte toetsen: </text:span></text:span><text:span text:style-name="User_20_Entry"><text:span text:style-name="T205">Esc, Delete, F1, F2, F9, F10, F11, of F12</text:span></text:span></text:p></text:note-body></text:note></text:span><text:span text:style-name="T128"> </text:span><text:span text:style-name="T131">een </text:span><text:span text:style-name="Strong_20_Emphasis"><text:span text:style-name="T109"><text:user-field-get text:name="Distro">Ubuntu</text:user-field-get></text:span></text:span><text:span text:style-name="T127"><text:s/></text:span><text:span text:style-name="T110"><text:user-field-get text:name="Version">24.04 LTS</text:user-field-get></text:span><text:span text:style-name="T110"><text:s/></text:span><text:span text:style-name="Strong_20_Emphasis"><text:span text:style-name="T111">Server</text:span></text:span><text:span text:style-name="Strong_20_Emphasis"><text:span text:style-name="T52"> </text:span></text:span><text:span text:style-name="T53">Live</text:span><text:span text:style-name="T53"><text:note text:id="ftn4" text:note-class="footnote"><text:note-citation>2</text:note-citation><text:note-body><text:p text:style-name="P56"><text:span text:style-name="T181">Vanaf een </text:span><text:span text:style-name="T213">L</text:span><text:span text:style-name="T181">ive </text:span><text:span text:style-name="T214">USB</text:span><text:span text:style-name="T184">-stick</text:span><text:span text:style-name="T11"> </text:span><text:span text:style-name="T181">kunt u opstarten en </text:span><text:span text:style-name="T9">met </text:span><text:span text:style-name="Strong_20_Emphasis"><text:span text:style-name="T133"><text:user-field-get text:name="Distro">Ubuntu</text:user-field-get></text:span></text:span><text:span text:style-name="Strong_20_Emphasis"><text:span text:style-name="T133"><text:s/></text:span></text:span><text:span text:style-name="T181">werken zonder enige bestanden op de harde schijf te wijzigen en maakt ook installatie van </text:span><text:span text:style-name="Strong_20_Emphasis"><text:span text:style-name="T133"><text:user-field-get text:name="Distro">Ubuntu</text:user-field-get></text:span></text:span><text:span text:style-name="Strong_20_Emphasis"><text:span text:style-name="T133"><text:s/></text:span></text:span><text:span text:style-name="T181">mogelijk.</text:span></text:p></text:note-body></text:note></text:span><text:span text:style-name="T53"> </text:span><text:span text:style-name="T56">USB</text:span><text:span text:style-name="T54">-stick</text:span><text:span text:style-name="T54"><text:note text:id="ftn5" text:note-class="footnote"><text:note-citation>3</text:note-citation><text:note-body><text:p text:style-name="P60"><text:span text:style-name="Strong_20_Emphasis"><text:span text:style-name="T69">Maak een opstartbare USB-stick</text:span></text:span><text:span text:style-name="Strong_20_Emphasis"><text:span text:style-name="T65">:<text:line-break/></text:span></text:span><text:span text:style-name="Strong_20_Emphasis"><text:span text:style-name="T60">Download </text:span></text:span><text:span text:style-name="Strong_20_Emphasis"><text:span text:style-name="T61">een </text:span></text:span><text:span text:style-name="Strong_20_Emphasis"><text:span text:style-name="T72"><text:user-field-get text:name="Distro">Ubuntu</text:user-field-get></text:span></text:span><text:span text:style-name="Strong_20_Emphasis"><text:span text:style-name="T72"><text:s/></text:span></text:span><text:span text:style-name="Strong_20_Emphasis"><text:span text:style-name="T73">Server </text:span></text:span><text:span text:style-name="Strong_20_Emphasis"><text:span text:style-name="T72"><text:user-field-get text:name="Version">24.04 LTS</text:user-field-get></text:span></text:span><text:span text:style-name="Strong_20_Emphasis"><text:span text:style-name="T74"><text:s/></text:span></text:span><text:span text:style-name="Strong_20_Emphasis"><text:span text:style-name="T66">CD</text:span></text:span><text:span text:style-name="Strong_20_Emphasis"><text:span text:style-name="T68">-beeldbestand</text:span></text:span><text:span text:style-name="Strong_20_Emphasis"><text:span text:style-name="T62"> </text:span></text:span><text:span text:style-name="Strong_20_Emphasis"><text:span text:style-name="T63">(.iso) </text:span></text:span><text:span text:style-name="Strong_20_Emphasis"><text:span text:style-name="T62">vanaf </text:span></text:span><text:a xlink:type="simple" xlink:href="https://ubuntu.com/download" text:style-name="Internet_20_link" text:visited-style-name="Visited_20_Internet_20_Link"><text:span text:style-name="Strong_20_Emphasis"><text:span text:style-name="T183">ubuntu.com/download</text:span></text:span></text:a><text:span text:style-name="Strong_20_Emphasis"><text:span text:style-name="T62">.</text:span></text:span><text:span text:style-name="Strong_20_Emphasis"><text:span text:style-name="T64"><text:line-break/>De </text:span></text:span><text:span text:style-name="Strong_20_Emphasis"><text:span text:style-name="T67">ver</text:span></text:span><text:span text:style-name="Strong_20_Emphasis"><text:span text:style-name="T64">volgstappen staan beschreven in </text:span></text:span><text:span text:style-name="Strong_20_Emphasis"><text:span text:style-name="T71">Linux informatie</text:span></text:span><text:span text:style-name="Strong_20_Emphasis"><text:span text:style-name="T64">, te vinden op </text:span></text:span><text:a xlink:type="simple" xlink:href="https://karelzimmer.nl/" text:style-name="Internet_20_link" text:visited-style-name="Visited_20_Internet_20_Link"><text:span text:style-name="Strong_20_Emphasis"><text:span text:style-name="T182">karelzimmer.nl</text:span></text:span></text:a><text:span text:style-name="Strong_20_Emphasis"><text:span text:style-name="T64">, onder </text:span></text:span><text:span text:style-name="Strong_20_Emphasis"><text:span text:style-name="T71">Linux</text:span></text:span><text:span text:style-name="Strong_20_Emphasis"><text:span text:style-name="T64">.</text:span></text:span></text:p></text:note-body></text:note></text:span><text:span text:style-name="T55">.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><text:span text:style-name="Strong_20_Emphasis"><text:span text:style-name="T24"/></text:span></text:p>
          </table:table-cell>
          <table:table-cell table:style-name="_32_._5f_Installatie_5f_uitvoeren.C2" office:value-type="string">
            <text:p text:style-name="P15"><text:span text:style-name="Strong_20_Emphasis"><text:span text:style-name="T32">Selecteer</text:span></text:span><text:span text:style-name="Strong_20_Emphasis"><text:span text:style-name="T20"> </text:span></text:span><text:span text:style-name="Strong_20_Emphasis"><text:span text:style-name="T44">Try or Install Ubuntu </text:span></text:span><text:span text:style-name="Strong_20_Emphasis"><text:span text:style-name="T45">Server</text:span></text:span><text:span text:style-name="Strong_20_Emphasis"><text:span text:style-name="T18"> </text:span></text:span><text:span text:style-name="Strong_20_Emphasis"><text:span text:style-name="T21">en druk op </text:span></text:span><text:span text:style-name="Strong_20_Emphasis"><text:span text:style-name="T34">de </text:span></text:span><text:span text:style-name="Strong_20_Emphasis"><text:span text:style-name="T36">Enter</text:span></text:span><text:span text:style-name="Strong_20_Emphasis"><text:span text:style-name="T25">-toets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2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4" office:value-type="string">
            <text:p text:style-name="P41"><text:span text:style-name="Strong_20_Emphasis"><text:span text:style-name="T17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4" office:value-type="string">
            <text:p text:style-name="P55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57"><draw:control text:anchor-type="as-char" draw:z-index="7" draw:name="Vorm 6" draw:style-name="gr1" draw:text-style-name="P76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6"><text:span text:style-name="T129">Kies</text:span><text:span text:style-name="T130"> </text:span><text:span text:style-name="T132">Nederlands</text:span><text:span text:style-name="Strong_20_Emphasis"><text:span text:style-name="T25"> </text:span></text:span><text:span text:style-name="Strong_20_Emphasis"><text:span text:style-name="T35">en druk op </text:span></text:span><text:span text:style-name="Strong_20_Emphasis"><text:span text:style-name="T34">de </text:span></text:span><text:span text:style-name="Strong_20_Emphasis"><text:span text:style-name="T36">Enter</text:span></text:span><text:span text:style-name="Strong_20_Emphasis"><text:span text:style-name="T25">-toets.</text:span>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7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24"><draw:control text:anchor-type="as-char" draw:z-index="6" draw:name="Vorm 1" draw:style-name="gr1" draw:text-style-name="P76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10"><text:span text:style-name="T151">Bij</text:span><text:span text:style-name="T143"> </text:span><text:span text:style-name="Strong_20_Emphasis"><text:span text:style-name="T154">Profile </text:span></text:span><text:span text:style-name="Strong_20_Emphasis"><text:span text:style-name="T155">configuration</text:span></text:span><text:span text:style-name="Strong_20_Emphasis"><text:span text:style-name="T156">: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9" office:value-type="string">
            <text:p text:style-name="P11"><text:span text:style-name="T148">V</text:span><text:span text:style-name="T144">ul </text:span><text:span text:style-name="T145">in </text:span><text:span text:style-name="Strong_20_Emphasis"><text:span text:style-name="T149">Your</text:span></text:span><text:span text:style-name="Strong_20_Emphasis"><text:span text:style-name="T146"> n</text:span></text:span><text:span text:style-name="Strong_20_Emphasis"><text:span text:style-name="T147">a</text:span></text:span><text:span text:style-name="Strong_20_Emphasis"><text:span text:style-name="T149">me</text:span></text:span><text:span text:style-name="Strong_20_Emphasis"><text:span text:style-name="T135"> </text:span></text:span><text:span text:style-name="Definition"><text:span text:style-name="T218">&lt;GEBRUIKER&gt;</text:span></text:span><text:span text:style-name="Strong_20_Emphasis"><text:span text:style-name="T136">, <text:line-break/></text:span></text:span><text:span text:style-name="Strong_20_Emphasis"><text:span text:style-name="T149">Your server</text:span></text:span><text:span text:style-name="Strong_20_Emphasis"><text:span text:style-name="T152">'</text:span></text:span><text:span text:style-name="Strong_20_Emphasis"><text:span text:style-name="T153">s name</text:span></text:span><text:span text:style-name="Definition"><text:span text:style-name="T6"> &lt;</text:span></text:span><text:span text:style-name="Definition"><text:span text:style-name="T7">comp</text:span></text:span><text:span text:style-name="Definition"><text:span text:style-name="T8">uternaam&gt;</text:span></text:span><text:span text:style-name="Strong_20_Emphasis"><text:span text:style-name="T135">,<text:line-break/></text:span></text:span><text:span text:style-name="Strong_20_Emphasis"><text:span text:style-name="T150">Pick a username</text:span></text:span><text:span text:style-name="Strong_20_Emphasis"><text:span text:style-name="T135"> &lt;</text:span></text:span><text:span text:style-name="Definition"><text:span text:style-name="T8">gebruikersnaam&gt;</text:span></text:span><text:span text:style-name="Strong_20_Emphasis"><text:span text:style-name="T135">,<text:line-break/></text:span></text:span><text:span text:style-name="Strong_20_Emphasis"><text:span text:style-name="T137">g</text:span></text:span><text:span text:style-name="Strong_20_Emphasis"><text:span text:style-name="T134">eef tweemaal een </text:span></text:span><text:span text:style-name="Strong_20_Emphasis"><text:span text:style-name="T142">wachtwoord</text:span></text:span><text:span text:style-name="Strong_20_Emphasis"><text:span text:style-name="T138"> </text:span></text:span><text:span text:style-name="Strong_20_Emphasis"><text:span text:style-name="T139">en druk op </text:span></text:span><text:span text:style-name="Strong_20_Emphasis"><text:span text:style-name="T140">de </text:span></text:span><text:span text:style-name="Strong_20_Emphasis"><text:span text:style-name="T141">Enter</text:span></text:span><text:span text:style-name="Strong_20_Emphasis"><text:span text:style-name="T138">-toets.</text:span></text:span></text:p>
          </table:table-cell>
        </table:table-row>
      </table:table>
      <text:p text:style-name="P32"><text:span text:style-name="Strong_20_Emphasis"><text:span text:style-name="T39"/></text:span></text:p>
      <text:list text:continue-numbering="true" text:style-name="L1">
        <text:list-item>
          <text:p text:style-name="P69"><text:span text:style-name="Strong_20_Emphasis"><text:span text:style-name="T46">Installatie </text:span></text:span><text:span text:style-name="Strong_20_Emphasis"><text:span text:style-name="T47">afronden</text:span></text:span></text:p>
        </text:list-item>
      </text:list>
      <text:p text:style-name="P33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38"><draw:control text:anchor-type="as-char" draw:z-index="3" draw:name="Vorm24" draw:style-name="gr1" draw:text-style-name="P7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2"><text:span text:style-name="Strong_20_Emphasis"><text:span text:style-name="T19">Aanmelden als </text:span></text:span><text:span text:style-name="Definition"><text:span text:style-name="T15">&lt;GEBRUIKER&gt;</text:span></text:span><text:span text:style-name="Strong_20_Emphasis"><text:span text:style-name="T19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54"><text:span text:style-name="Strong_20_Emphasis"><text:span text:style-name="T40"/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3"><text:span text:style-name="Strong_20_Emphasis"><text:span text:style-name="T57"><draw:control text:anchor-type="as-char" draw:z-index="18" draw:name="Vorm4" draw:style-name="gr1" draw:text-style-name="P7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58"><text:span text:style-name="Strong_20_Emphasis"><text:span text:style-name="T58">Typ: </text:span></text:span><text:span text:style-name="User_20_Entry"><text:span text:style-name="T91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40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5" office:value-type="string">
            <text:p text:style-name="P28"/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53"><text:span text:style-name="Strong_20_Emphasis"><text:span text:style-name="T57"><draw:control text:anchor-type="as-char" draw:z-index="19" draw:name="Vorm 7" draw:style-name="gr1" draw:text-style-name="P76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58"><text:span text:style-name="Strong_20_Emphasis"><text:span text:style-name="T58">Typ: </text:span></text:span><text:span text:style-name="Strong_20_Emphasis"><text:span text:style-name="T92">kz menu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24"/></text:span></text:p>
          </table:table-cell>
          <table:table-cell table:style-name="_33_._5f_Installatie_5f_afronden.C7" office:value-type="string">
            <text:p text:style-name="P59"><text:span text:style-name="Strong_20_Emphasis"><text:span text:style-name="T27">Kie</text:span></text:span><text:span text:style-name="Strong_20_Emphasis"><text:span text:style-name="T33">s</text:span></text:span><text:span text:style-name="Strong_20_Emphasis"><text:span text:style-name="T28"> </text:span></text:span><text:span text:style-name="Strong_20_Emphasis"><text:span text:style-name="T49">3</text:span></text:span><text:span text:style-name="Strong_20_Emphasis"><text:span text:style-name="T42"> Installatie afronden</text:span></text:span><text:span text:style-name="Strong_20_Emphasis"><text:span text:style-name="T25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8" office:value-type="string">
            <text:p text:style-name="P39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</table:table>
      <text:p text:style-name="P33"><text:span text:style-name="Strong_20_Emphasis"><text:span text:style-name="T19"><text:tab/></text:span></text:span></text:p>
      <text:p text:style-name="P34"><text:span text:style-name="Strong_20_Emphasis"><text:span text:style-name="T29"/></text:span></text:p>
      <text:p text:style-name="P35"><text:span text:style-name="Strong_20_Emphasis"><text:span text:style-name="T27"/></text:span></text:p>
      <text:list text:continue-numbering="true" text:style-name="L1">
        <text:list-item>
          <text:p text:style-name="P72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><text:span text:style-name="Strong_20_Emphasis"><text:span text:style-name="T38"><draw:control text:anchor-type="as-char" draw:z-index="4" draw:name="Vorm40_0" draw:style-name="gr1" draw:text-style-name="P76" svg:width="0.35cm" svg:height="0.35cm" draw:control="control3"/></text:span></text:span></text:p>
          </table:table-cell>
          <table:table-cell table:style-name="Tabel2.A1" office:value-type="string">
            <text:p text:style-name="P51"><text:span text:style-name="Strong_20_Emphasis"><text:span text:style-name="T38"><draw:control text:anchor-type="as-char" draw:z-index="9" draw:name="Vorm40_ 1" draw:style-name="gr1" draw:text-style-name="P76" svg:width="0.35cm" svg:height="0.35cm" draw:control="control8"/></text:span></text:span></text:p>
          </table:table-cell>
          <table:table-cell table:style-name="Tabel2.D1" office:value-type="string">
            <text:p text:style-name="P17"><text:span text:style-name="Strong_20_Emphasis"><text:span text:style-name="T19">Aanmelden als </text:span></text:span><text:span text:style-name="Definition"><text:span text:style-name="T15">&lt;GEBRUIKER&gt;</text:span></text:span><text:span text:style-name="Strong_20_Emphasis"><text:span text:style-name="T30"><text:note text:id="ftn6" text:note-class="footnote"><text:note-citation>1</text:note-citation><text:note-body><text:p text:style-name="P43"><text:span text:style-name="User_20_Entry"><text:span text:style-name="T88">E</text:span></text:span><text:span text:style-name="User_20_Entry"><text:span text:style-name="T90">ventuele extra </text:span></text:span><text:span text:style-name="Definition"><text:span text:style-name="T212">gebruiker</text:span></text:span><text:span text:style-name="User_20_Entry"><text:span text:style-name="T89">s</text:span></text:span><text:span text:style-name="User_20_Entry"><text:span text:style-name="T90"> aanmelden en dezelfde stappen uitvoeren.</text:span></text:span></text:p></text:note-body></text:note></text:span></text:span><text:span text:style-name="Strong_20_Emphasis"><text:span text:style-name="T19">.</text:span></text:span></text:p>
          </table:table-cell>
        </table:table-row>
        <table:table-row>
          <table:table-cell table:style-name="Tabel2.A1" office:value-type="string">
            <text:p text:style-name="P25"/>
          </table:table-cell>
          <table:table-cell table:style-name="Tabel2.A1" office:value-type="string">
            <text:p text:style-name="P25"/>
          </table:table-cell>
          <table:table-cell table:style-name="Tabel2.A1" office:value-type="string">
            <text:p text:style-name="P25"/>
          </table:table-cell>
          <table:table-cell table:style-name="Tabel2.D2" office:value-type="string">
            <text:p text:style-name="P19"/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3"><text:span text:style-name="Strong_20_Emphasis"><text:span text:style-name="T57"><draw:control text:anchor-type="as-char" draw:z-index="20" draw:name="Vorm 8" draw:style-name="gr1" draw:text-style-name="P76" svg:width="0.35cm" svg:height="0.35cm" draw:control="control19"/></text:span></text:span></text:p>
          </table:table-cell>
          <table:table-cell table:style-name="Tabel2.A1" office:value-type="string">
            <text:p text:style-name="P53"><text:span text:style-name="Strong_20_Emphasis"><text:span text:style-name="T57"><draw:control text:anchor-type="as-char" draw:z-index="21" draw:name="Vorm 9" draw:style-name="gr1" draw:text-style-name="P76" svg:width="0.35cm" svg:height="0.35cm" draw:control="control20"/></text:span></text:span></text:p>
          </table:table-cell>
          <table:table-cell table:style-name="Tabel2.D3" office:value-type="string">
            <text:p text:style-name="P58"><text:span text:style-name="Strong_20_Emphasis"><text:span text:style-name="T58">Typ: </text:span></text:span><text:span text:style-name="Strong_20_Emphasis"><text:span text:style-name="T92">kz menu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4" office:value-type="string">
            <text:p text:style-name="Text_20_body"><text:span text:style-name="Strong_20_Emphasis"><text:span text:style-name="T27">Kie</text:span></text:span><text:span text:style-name="Strong_20_Emphasis"><text:span text:style-name="T33">s</text:span></text:span><text:span text:style-name="Strong_20_Emphasis"><text:span text:style-name="T28"> </text:span></text:span><text:span text:style-name="Strong_20_Emphasis"><text:span text:style-name="T50">4</text:span></text:span><text:span text:style-name="Strong_20_Emphasis"><text:span text:style-name="T41"> Gebruiker inrichten</text:span></text:span><text:span text:style-name="Strong_20_Emphasis"><text:span text:style-name="T25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5" office:value-type="string">
            <text:p text:style-name="P39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</table:table>
      <text:p text:style-name="P12"><text:span text:style-name="Strong_20_Emphasis"><text:span text:style-name="T31"/></text:span></text:p>
      <text:p text:style-name="P29"/>
      <text:p text:style-name="P30"><text:span text:style-name="T93">E</text:span><text:span text:style-name="T94">inde c</text:span><text:span text:style-name="T95">hecklist, </text:span><text:span text:style-name="T96">d</text:span><text:span text:style-name="T95">e installatie van </text:span><text:span text:style-name="Strong_20_Emphasis"><text:span text:style-name="T107"><text:user-field-get text:name="Distro">Ubuntu</text:user-field-get></text:span></text:span><text:span text:style-name="T97"><text:s/></text:span><text:span text:style-name="T98"><text:user-field-get text:name="Version">24.04 LTS</text:user-field-get></text:span><text:span text:style-name="T98"><text:s/></text:span><text:span text:style-name="Strong_20_Emphasis"><text:span text:style-name="T108">Server</text:span></text:span><text:span text:style-name="Strong_20_Emphasis"><text:span text:style-name="T51"> </text:span></text:span><text:span text:style-name="T95">is voltooid.</text:span></text:p>
      <text:p text:style-name="P8"/>
      <text:list text:style-name="L2">
        <text:list-header>
          <text:p text:style-name="P74"><text:span text:style-name="Emphasis"><text:span text:style-name="T20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1">Karel Zimmer</text:span></text:span></text:a><text:span text:style-name="Emphasis"><text:span text:style-name="T202">.</text:span></text:span></text:p>
          <text:p text:style-name="P75"><text:span text:style-name="Emphasis"><text:span text:style-name="T204">Licentie </text:span></text:span><text:span text:style-name="Emphasis"><text:span text:style-name="T202">C</text:span></text:span><text:span text:style-name="Emphasis"><text:span text:style-name="T203">C0</text:span></text:span><text:span text:style-name="Emphasis"><text:span text:style-name="T202"> 1.0 </text:span></text:span><text:span text:style-name="Emphasis"><text:span text:style-name="T19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99"><text:s/></text:span></text:span><text:span text:style-name="Emphasis"><text:span text:style-name="T19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99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11-13T11:03:31.735259788">13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13T11:03:31.613039073</dc:date>
    <meta:keyword>Installatie</meta:keyword>
    <meta:keyword>Checklist</meta:keyword>
    <meta:keyword>Linux</meta:keyword>
    <meta:editing-cycles>6894</meta:editing-cycles>
    <meta:editing-duration>P12DT7H33M51S</meta:editing-duration>
    <dc:creator>Karel Zimmer</dc:creator>
    <meta:document-statistic meta:table-count="4" meta:image-count="2" meta:object-count="0" meta:page-count="4" meta:paragraph-count="63" meta:word-count="360" meta:character-count="2481" meta:non-whitespace-character-count="2152"/>
    <meta:user-defined meta:name="Info 1"/>
    <meta:user-defined meta:name="Info 2"/>
    <meta:user-defined meta:name="Info 3"/>
    <meta:user-defined meta:name="Info 4"/>
  </office:meta>
</office:document-meta>
</file>